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w_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 text:c="2"/>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!<text:s/>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office:string-value="&quot;" table:formula="of:=&quot;&quot;&quot;&quot;" table:style-name="ce1">
            <text:p>"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<text:s/>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$<text:s/>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<text:s/>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amp;<text:s/>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'<text:s/>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(<text:s/>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)<text:s/>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*<text:s/>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<text:s/>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,<text:s/>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<text:s/>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<text:s/>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<text:s/>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:<text:s/>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;<text:s/>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lt;<text:s/>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<text:s/>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gt;<text:s/>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?<text:s/>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@<text:s/>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text:s/>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text:s/>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text:s/>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text:s/>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text:s/>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text:s/>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text:s/>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text:s/>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text:s/>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text:s/>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text:s/>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text:s/>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text:s/>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text:s/>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text:s/>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text:s/>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text:s/>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text:s/>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text:s/>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text:s/>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text:s/>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text:s/>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text:s/>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text:s/>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text:s/>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text:s/>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<text:s/>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\<text:s/>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]<text:s/>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^<text:s/>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<text:s/>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`<text:s/>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text:s/>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text:s/>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text:s/>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text:s/>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text:s/>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text:s/>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text:s/>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text:s/>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text:s/>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text:s/>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text:s/>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text:s/>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text:s/>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text:s/>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text:s/>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text:s/>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text:s/>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text:s/>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text:s/>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text:s/>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text:s/>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text:s/>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text:s/>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text:s/>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text:s/>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text:s/>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{<text:s/>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|<text:s/>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}<text:s/>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<text:s/>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DEBF7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9E1F2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DD7EE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4C6E7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9BC2E6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F4B08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9C9C9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FFD966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8EA9DB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A9D08E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5B9BD5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4472C4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trik</meta:initial-creator>
    <dc:creator>patrik</dc:creator>
    <meta:creation-date>2016-07-19T01:58:45Z</meta:creation-date>
    <dc:date>2016-07-19T01:58:46Z</dc:date>
  </office:meta>
</office:document-meta>
</file>